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89.26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186.8pt"/>
    </style:style>
    <style:style style:name="co7" style:family="table-column">
      <style:table-column-properties fo:break-before="auto" style:column-width="132.01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605.2pt"/>
    </style:style>
    <style:style style:name="co10" style:family="table-column">
      <style:table-column-properties fo:break-before="auto" style:column-width="62.2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4.4pt" fo:break-before="auto" style:use-optimal-row-height="false"/>
    </style:style>
    <style:style style:name="ro5" style:family="table-row">
      <style:table-row-properties style:row-height="15.7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2" table:default-cell-style-name="ce2"/>
        <table:table-column table:style-name="co10" table:number-columns-repeated="4" table:default-cell-style-name="ce1"/>
        <table:table-row table:style-name="ro2">
          <table:table-cell table:style-name="ce1" office:value-type="string" calcext:value-type="string">
            <text:p>Таблица</text:p>
          </table:table-cell>
          <table:table-cell office:value-type="string" calcext:value-type="string">
            <text:p>Ряд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Пустое значение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Значние по умолчанию</text:p>
          </table:table-cell>
          <table:table-cell office:value-type="string" calcext:value-type="string">
            <text:p>Дополнительно</text:p>
          </table:table-cell>
          <table:table-cell office:value-type="string" calcext:value-type="string">
            <text:p>Описание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4">
            <text:p>user_primary_data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пользователя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first_nam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Имя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last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Фамилия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email_ver</text:p>
          </table:table-cell>
          <table:table-cell office:value-type="string" calcext:value-type="string">
            <text:p>TINYINT(4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Проверка на прохождение верификации эл почты. 0 – не прошла, 1 - прошла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6">
            <text:p>user_second_data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user_primary_data.used_id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VARCHAR(5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Аватар пользователя. Заполняется автоматически сгенерированным названием загруженного файла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user_xp</text:p>
          </table:table-cell>
          <table:table-cell table:style-name="ce1" office:value-type="string" calcext:value-type="string">
            <text:p>INT(5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Виртуальный опыт пользователя, отвечающий за виртуальный его статус на сайте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tatus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Виртуальный статус (уровень) пользователя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VARCHAR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Пол пользователя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creation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URRENT_TIMESTAMP</text:p>
          </table:table-cell>
          <table:table-cell/>
          <table:table-cell office:value-type="string" calcext:value-type="string">
            <text:p>Время регистрация пользователя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1" table:number-rows-spanned="5">
            <text:p>sign_in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user_primary_data.used_id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VARCHAR(50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UNIQUE KEY</text:p>
          </table:table-cell>
          <table:table-cell table:style-name="ce1" office:value-type="string" calcext:value-type="string">
            <text:p>NULL</text:p>
          </table:table-cell>
          <table:table-cell table:style-name="ce1"/>
          <table:table-cell table:style-name="ce1" office:value-type="string" calcext:value-type="string">
            <text:p>Электронная почта. Может использована для входа</text:p>
          </table:table-cell>
          <table:table-cell table:style-name="ce1" table:number-columns-repeated="1012"/>
          <table:table-cell table:number-columns-repeated="4"/>
        </table:table-row>
        <table:table-row table:style-name="ro4">
          <table:covered-table-cell table:style-name="ce3"/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VARCHAR(3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Логин</text:p>
          </table:table-cell>
          <table:table-cell table:number-columns-repeated="1016"/>
        </table:table-row>
        <table:table-row table:style-name="ro4">
          <table:covered-table-cell table:style-name="ce3"/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VARCHAR(3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Зашифрованный пароль для входа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editor</text:p>
          </table:table-cell>
          <table:table-cell office:value-type="string" calcext:value-type="string">
            <text:p>TINYINT(4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Подтвержает, имеется ли у пользвателя возможность входить в редактор материала сайта. 0 – не имеется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1" table:number-rows-spanned="4">
            <text:p>user_subjects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user_primary_data.used_id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OREIGN KEY</text:p>
          </table:table-cell>
          <table:table-cell table:style-name="ce1" office:value-type="string" calcext:value-type="string">
            <text:p>NULL</text:p>
          </table:table-cell>
          <table:table-cell table:style-name="ce1"/>
          <table:table-cell table:style-name="ce1" office:value-type="string" calcext:value-type="string">
            <text:p>Связан с topics.topic_id. ID темы, которую проходит пользователь с ID user_id</text:p>
          </table:table-cell>
          <table:table-cell table:style-name="ce1" table:number-columns-repeated="1012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progress</text:p>
          </table:table-cell>
          <table:table-cell office:value-type="string" calcext:value-type="string">
            <text:p>INT(3) UNSIGNED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Процент пройденных пользователем, с ID user_id, лекций темы с ID topic_id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T_TIMESTAMP</text:p>
          </table:table-cell>
          <table:table-cell table:number-columns-repeated="1018"/>
        </table:table-row>
        <table:table-row table:style-name="ro2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1" table:number-rows-spanned="3">
            <text:p>subjects</text:p>
          </table:table-cell>
          <table:table-cell table:style-name="ce1" office:value-type="string" calcext:value-type="string">
            <text:p>subject_id</text:p>
          </table:table-cell>
          <table:table-cell table:style-name="ce1" office:value-type="string" calcext:value-type="string">
            <text:p>VARCHAR(5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NULL</text:p>
          </table:table-cell>
          <table:table-cell table:style-name="ce1"/>
          <table:table-cell table:style-name="ce1" office:value-type="string" calcext:value-type="string">
            <text:p>ID предмета. Заполняется символами латиницы, как сокращение названия предмета, или его первая буква в названии. Используется при создании разных файлов лекций, изображений и т.д.</text:p>
          </table:table-cell>
          <table:table-cell table:style-name="ce1" table:number-columns-repeated="1012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subject_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Название предмета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ubject_imag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“default”</text:p>
          </table:table-cell>
          <table:table-cell/>
          <table:table-cell office:value-type="string" calcext:value-type="string">
            <text:p>Название файла изображения для данного предмета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1" table:number-rows-spanned="3">
            <text:p>teachers</text:p>
          </table:table-cell>
          <table:table-cell table:style-name="ce1" office:value-type="string" calcext:value-type="string">
            <text:p>teach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преподавателя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5" office:value-type="string" calcext:value-type="string">
            <text:p>teacher_name</text:p>
          </table:table-cell>
          <table:table-cell table:style-name="ce5" office:value-type="string" calcext:value-type="string">
            <text:p>VARCHAR(3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Фамилия и инициалы преподавателя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ubject_i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subjects.subject_id. ID предмета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4">
            <text:p>topics</text:p>
          </table:table-cell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темы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" office:value-type="string" calcext:value-type="string">
            <text:p>topic_name</text:p>
          </table:table-cell>
          <table:table-cell table:style-name="ce1"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Название темы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" office:value-type="string" calcext:value-type="string">
            <text:p>topic_image</text:p>
          </table:table-cell>
          <table:table-cell table:style-name="ce1"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“default”</text:p>
          </table:table-cell>
          <table:table-cell/>
          <table:table-cell office:value-type="string" calcext:value-type="string">
            <text:p>Название файла изображения для данной темы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ubject_i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subjects.subject_id. ID предмета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5">
            <text:p>lections</text:p>
          </table:table-cell>
          <table:table-cell table:style-name="ce1" office:value-type="string" calcext:value-type="string">
            <text:p>lection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лекции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lection_name</text:p>
          </table:table-cell>
          <table:table-cell table:style-name="ce1"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Название лекции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5" office:value-type="string" calcext:value-type="string">
            <text:p>lection_link</text:p>
          </table:table-cell>
          <table:table-cell table:style-name="ce5"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“default”</text:p>
          </table:table-cell>
          <table:table-cell/>
          <table:table-cell office:value-type="string" calcext:value-type="string">
            <text:p>Название файла страницы лекции</text:p>
          </table:table-cell>
          <table:table-cell table:number-columns-repeated="1016"/>
        </table:table-row>
        <table:table-row table:style-name="ro5">
          <table:covered-table-cell table:style-name="ce4"/>
          <table:table-cell table:style-name="ce1" office:value-type="string" calcext:value-type="string">
            <text:p>is_file_opened</text:p>
          </table:table-cell>
          <table:table-cell table:style-name="ce1" office:value-type="string" calcext:value-type="string">
            <text:p>TINYINT(4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Подтвержает был ли открыт файл страницы лекции. Необходимо при удалении старых лекций и создании новых. При первоначальном выборе лекции, в редакторе материала идет проверка, создавалась ли ранее лекция с таким же ID темы и предмета. Если создавалась, но уже удалена, и файл с таким же ID предмета и темы уже существует, и is_file_opened новой лекции равен нулю, то выводится сообщение о том, что такой файл уже создан ранее <text:s/>и в нем могут храниться данные из старой лекции. У пользователя просят подтвердить, перезаписать ли файл, или продолжить редактировать, удаленную из базы данных, лекцию.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topics.topic_i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3">
            <text:p>tests</text:p>
          </table:table-cell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теста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5" office:value-type="string" calcext:value-type="string">
            <text:p>test_link</text:p>
          </table:table-cell>
          <table:table-cell table:style-name="ce5"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“default”</text:p>
          </table:table-cell>
          <table:table-cell/>
          <table:table-cell office:value-type="string" calcext:value-type="string">
            <text:p>Название файла страницы теста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topic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topics.topic_i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4">
            <text:p>questions</text:p>
          </table:table-cell>
          <table:table-cell table:style-name="ce1" office:value-type="string" calcext:value-type="string">
            <text:p>question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вопроса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question_text</text:p>
          </table:table-cell>
          <table:table-cell table:style-name="ce1" office:value-type="string" calcext:value-type="string">
            <text:p>VARCHAR(5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одержание вопроса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5" office:value-type="string" calcext:value-type="string">
            <text:p>question_image</text:p>
          </table:table-cell>
          <table:table-cell table:style-name="ce5" office:value-type="string" calcext:value-type="string">
            <text:p>VARCHAR(4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Название файла изображения для вопроса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tests.test_id</text:p>
          </table:table-cell>
          <table:table-cell table:number-columns-repeated="1016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1" table:number-rows-spanned="5">
            <text:p>answers</text:p>
          </table:table-cell>
          <table:table-cell office:value-type="string" calcext:value-type="string">
            <text:p>answer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варианта ответа на вопрос</text:p>
          </table:table-cell>
          <table:table-cell table:number-columns-repeated="1016"/>
        </table:table-row>
        <table:table-row table:style-name="ro2">
          <table:covered-table-cell table:style-name="ce1"/>
          <table:table-cell office:value-type="string" calcext:value-type="string">
            <text:p>answer_tex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одержание варианта ответа на вопроса. Если к данному вопросу заполнен только один вариант ответа, то его содержание будет верным ответом на вопрос (в таком случае, содержание такого варианта ответа не будет выведено в тесте, вместо этого будет поле для ввода)</text:p>
          </table:table-cell>
          <table:table-cell table:number-columns-repeated="1016"/>
        </table:table-row>
        <table:table-row table:style-name="ro2">
          <table:covered-table-cell table:style-name="ce4"/>
          <table:table-cell office:value-type="string" calcext:value-type="string">
            <text:p>answer_order_id</text:p>
          </table:table-cell>
          <table:table-cell office:value-type="string" calcext:value-type="string">
            <text:p>INT(4) UNSIGNE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Порядковый номер варианта ответа для данного вопроса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is_right_answer</text:p>
          </table:table-cell>
          <table:table-cell office:value-type="string" calcext:value-type="string">
            <text:p>TINYINT(4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Подтверждает, является ли данный вариант ответа верным. 0 – не является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question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Связан с questions.question_i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tuse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ID виртуального статуса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tatus_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Название виртуального статуса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tatus_xp</text:p>
          </table:table-cell>
          <table:table-cell office:value-type="string" calcext:value-type="string">
            <text:p>INT(5)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Минимальный виртуальный опыт, необходимый для достижения данного статуса</text:p>
          </table:table-cell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8-04-08T01:46:44.771545350</dc:date>
    <meta:generator>LibreOffice/5.1.6.2$Linux_X86_64 LibreOffice_project/10m0$Build-2</meta:generator>
    <meta:editing-duration>PT39M39S</meta:editing-duration>
    <meta:editing-cycles>8</meta:editing-cycles>
    <meta:document-statistic meta:table-count="2" meta:cell-count="3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